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Narrow" svg:font-family="ArialNarrow"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master-page-name="MP0">
      <style:paragraph-properties fo:text-align="justify" style:justify-single-word="false" style:page-number="auto" fo:break-before="page"/>
      <style:text-properties fo:font-size="14pt" style:font-size-asian="14pt" style:font-size-complex="14pt"/>
    </style:style>
    <style:style style:name="P3" style:family="paragraph" style:parent-style-name="List_20_Paragraph" style:list-style-name="WWNum1">
      <style:paragraph-properties fo:text-align="justify" style:justify-single-word="false"/>
      <style:text-properties fo:font-size="14pt" style:font-size-asian="14pt" style:font-size-complex="14pt"/>
    </style:style>
    <style:style style:name="P4" style:family="paragraph" style:parent-style-name="List_20_Paragraph" style:list-style-name="WWNum1">
      <style:paragraph-properties fo:text-align="justify" style:justify-single-word="false"/>
    </style:style>
    <style:style style:name="P5" style:family="paragraph" style:parent-style-name="Text_20_body">
      <style:paragraph-properties fo:text-align="justify" style:justify-single-word="false"/>
      <style:text-properties fo:font-size="14pt" style:font-size-asian="14pt" style:font-size-complex="14pt"/>
    </style:style>
    <style:style style:name="P6" style:family="paragraph" style:parent-style-name="Text_20_body" style:list-style-name="L1">
      <style:paragraph-properties fo:text-align="justify" style:justify-single-word="false"/>
      <style:text-properties fo:font-size="14pt" style:font-size-asian="14pt" style:font-size-complex="14pt"/>
    </style:style>
    <style:style style:name="P7" style:family="paragraph" style:parent-style-name="Text_20_body" style:list-style-name="L1">
      <style:paragraph-properties fo:margin-top="0cm" fo:margin-bottom="0cm" fo:text-align="justify"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de</text:p>
      <text:list xml:id="list8851667195084534360" text:style-name="WWNum1">
        <text:list-item>
          <text:p text:style-name="P3">Zu viele public Members (zB Player.cs).</text:p>
        </text:list-item>
        <text:list-item>
          <text:p text:style-name="P4"><text:span text:style-name="Default_20_Paragraph_20_Font"><text:span text:style-name="T1">Auf Datentypen bei arithmetischen Operationen achten (zB Math.PI/180</text:span></text:span><text:span text:style-name="Default_20_Paragraph_20_Font"><text:span text:style-name="T2">f</text:span></text:span><text:span text:style-name="Default_20_Paragraph_20_Font"><text:span text:style-name="T1">)</text:span></text:span></text:p>
        </text:list-item>
        <text:list-item>
          <text:p text:style-name="P3">Zu viele einzeilige If’s und Schleifen was zur Unlesbarkeit führt!</text:p>
        </text:list-item>
      </text:list>
      <text:p text:style-name="P1">Generell für den Wissensstand gut programmiert. Im ersten Level kann man sich Punkte erhaschen in dem man einfach im Kreis fährt. Es sollte mehr auf die Sichtbarkeit der Member geachtet werden. Public sollten nur jene Member sein die auch wirklich von anderen verändert werden dürfen. Die meisten Member in der Player-Klasse zählen nicht dazu.</text:p>
      <text:p text:style-name="P1">@Sonstiges</text:p>
      <text:p text:style-name="P1">Von mir gibt’s keine Zusatzaufgaben – vor allem haben Sie sich, was der Feedback aus dem Playtesting betrifft, selbst noch eineige Änderungen vorgenommen. Veruschen Sie daher einfach, möglichst viel davon umzusetzen.</text:p>
      <text:p text:style-name="P1">(Wobei, wenn Sie nich alle Ihre Maßnamen schaffen – ich zitiere mal Ihr Mail:</text:p>
      <text:p text:style-name="P5"><text:span text:style-name="Strong_20_Emphasis">Maßnahmen:</text:span></text:p>
      <text:list xml:id="list2782691347217385850" text:style-name="L1">
        <text:list-item>
          <text:p text:style-name="P7">Unter Verwendung eines LVL-Editors mehrere LVLs erstellen, und diese über ein Menü zugreifbar machen. Jene LVLs sollen jeweils mit Schwierigkeitsgrad gekennzeichnet und in manchen Fällen freischaltbar sein.</text:p>
        </text:list-item>
        <text:list-item>
          <text:p text:style-name="P7">Deathcount einblenden und Checkpoints einbauen.</text:p>
        </text:list-item>
        <text:list-item>
          <text:p text:style-name="P7">Kollisionserkennung verbessern.</text:p>
        </text:list-item>
        <text:list-item>
          <text:p text:style-name="P7">Mehrere Steuerungsmöglichkeiten anbieten.</text:p>
        </text:list-item>
        <text:list-item>
          <text:p text:style-name="P7">Upgrades einbauen.</text:p>
        </text:list-item>
        <text:list-item>
          <text:p text:style-name="P7">Mindestens zwei zusätzliche Elemente einbauen.</text:p>
        </text:list-item>
        <text:list-item>
          <text:p text:style-name="P6">Simples auditives und visuelles Feedback beim Ausführen gewisser Aktionen einbinden.</text:p>
        </text:list-item>
      </text:list>
      <text:p text:style-name="P1">– ist das auch kein Beinbruch :-)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Narrow" svg:font-family="ArialNarrow"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fontstyle01" style:family="text" style:parent-style-name="Default_20_Paragraph_20_Font">
      <style:text-properties fo:color="#000000" style:font-name="ArialNarrow" fo:font-size="12pt" fo:font-style="normal"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complex="Courier New"/>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Radomir Dinic</meta:initial-creator>
    <dc:creator>Gerlinde Emsenhuber</dc:creator>
    <meta:creation-date>2017-06-06T14:31:00Z</meta:creation-date>
    <dc:date>2017-06-07T20:03:53.52</dc:date>
    <meta:editing-cycles>3</meta:editing-cycles>
    <meta:editing-duration>PT0S</meta:editing-duration>
    <meta:document-statistic meta:table-count="0" meta:image-count="0" meta:object-count="0" meta:page-count="1" meta:paragraph-count="17" meta:word-count="198" meta:character-count="13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Koidl.odt/Normal.dotm"/>
  </office:meta>
</office:document-meta>
</file>